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php</text:p>
      <text:p text:style-name="Standard"/>
      <text:p text:style-name="Standard">class Foo_Bar</text:p>
      <text:p text:style-name="Standard">{</text:p>
      <text:p text:style-name="Standard"><text:tab/>protected $_foo = '';</text:p>
      <text:p text:style-name="Standard"/>
      <text:p text:style-name="Standard"><text:tab/>public function __construct()</text:p>
      <text:p text:style-name="Standard"><text:tab/>{</text:p>
      <text:p text:style-name="Standard"><text:tab/>}</text:p>
      <text:p text:style-name="Standard"/>
      <text:p text:style-name="Standard"><text:tab/>/**</text:p>
      <text:p text:style-name="Standard"><text:tab/>* commentaar</text:p>
      <text:p text:style-name="Standard"><text:tab/>*/</text:p>
      <text:p text:style-name="Standard"><text:tab/>functie_naam($foo = FALSE)</text:p>
      <text:p text:style-name="Standard"><text:tab/>{</text:p>
      <text:p text:style-name="Standard"><text:tab/><text:tab/>// commentaar</text:p>
      <text:p text:style-name="Standard"><text:tab/><text:tab/>if($foo === FALSE){</text:p>
      <text:p text:style-name="Standard"><text:tab/><text:tab/><text:tab/>return;</text:p>
      <text:p text:style-name="Standard"><text:tab/><text:tab/>}</text:p>
      <text:p text:style-name="Standard"/>
      <text:p text:style-name="Standard"><text:tab/><text:tab/>$length = $foo === FALSE ? 10 : 20;</text:p>
      <text:p text:style-name="Standard"/>
      <text:p text:style-name="Standard"><text:tab/><text:tab/>$output = '';</text:p>
      <text:p text:style-name="Standard"/>
      <text:p text:style-name="Standard"><text:tab/><text:tab/>for($i=0; $i&lt;$length; $i++){</text:p>
      <text:p text:style-name="Standard"><text:tab/><text:tab/><text:tab/>$output.=$i;</text:p>
      <text:p text:style-name="Standard"><text:tab/><text:tab/>}</text:p>
      <text:p text:style-name="Standard"><text:tab/><text:tab/></text:p>
      <text:p text:style-name="Standard"><text:tab/><text:tab/>function_call(array(</text:p>
      <text:p text:style-name="Standard"><text:tab/><text:tab/><text:tab/>'foo'=&gt;'bar',</text:p>
      <text:p text:style-name="Standard"><text:tab/><text:tab/><text:tab/>'baz'=&gt;'qux'</text:p>
      <text:p text:style-name="Standard"><text:tab/><text:tab/>));</text:p>
      <text:p text:style-name="Standard"/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>&lt;p&gt;</text:p>
      <text:p text:style-name="Standard"><text:tab/>&lt;?php echo $foo; ?&gt;</text:p>
      <text:p text:style-name="Standard">&lt;/p&gt;</text:p>
      <text:p text:style-name="Standard"/>
      <text:p text:style-name="Standard"/>
      <text:p text:style-name="Standard">&lt;p&gt;&lt;?php echo $foo ?&gt;&lt;/p&gt;</text:p>
      <text:p text:style-name="Standard"/>
      <text:p text:style-name="Standard"/>
      <text:p text:style-name="Standard">&lt;p&gt;</text:p>
      <text:p text:style-name="Standard"><text:tab/>&lt;?php foreach($foo as $bar): ?&gt;</text:p>
      <text:p text:style-name="Standard"><text:tab/><text:tab/>&lt;?php echo $bar; ?&gt;</text:p>
      <text:p text:style-name="Standard"><text:tab/>&lt;?php endforeach; ?&gt;</text:p>
      <text:p text:style-name="Standard">&lt;/p&gt;</text:p>
      <text:p text:style-name="Standard"/>
      <text:p text:style-name="Standard"><text:soft-page-break/>&lt;p&gt;</text:p>
      <text:p text:style-name="Standard"><text:tab/>&lt;?php $counter = 0; ?&gt;</text:p>
      <text:p text:style-name="Standard"><text:tab/>&lt;?php foreach($foo as $bar): ?&gt;</text:p>
      <text:p text:style-name="Standard"><text:tab/><text:tab/>&lt;?php echo $bar; ?&gt;</text:p>
      <text:p text:style-name="Standard"><text:tab/>&lt;?php endforeach; ?&gt;</text:p>
      <text:p text:style-name="Standard">&lt;/p&gt;</text:p>
      <text:p text:style-name="Standard"/>
      <text:p text:style-name="Standard">&lt;p&gt;</text:p>
      <text:p text:style-name="Standard"><text:tab/>&lt;?php $counter = 0; foreach($foo as $bar): ?&gt;</text:p>
      <text:p text:style-name="Standard"><text:tab/><text:tab/>&lt;?php echo $bar; ?&gt;</text:p>
      <text:p text:style-name="Standard"><text:tab/>&lt;?php endforeach; ?&gt;</text:p>
      <text:p text:style-name="Standard">&lt;/p&gt;</text:p>
      <text:p text:style-name="Standard"/>
      <text:p text:style-name="Standard"/>
      <text:p text:style-name="Standard"/>
      <text:p text:style-name="Standard"/>
      <text:p text:style-name="Standard">&lt;?php </text:p>
      <text:p text:style-name="Standard">echo HTML::anchor(</text:p>
      <text:p text:style-name="Standard"><text:tab/>Route::url(</text:p>
      <text:p text:style-name="Standard"><text:tab/><text:tab/>$_route,</text:p>
      <text:p text:style-name="Standard"><text:tab/><text:tab/>array(</text:p>
      <text:p text:style-name="Standard"><text:tab/><text:tab/><text:tab/>'controller'=&gt;'Foo',</text:p>
      <text:p text:style-name="Standard"><text:tab/><text:tab/><text:tab/>'action'=&gt;'bar'</text:p>
      <text:p text:style-name="Standard"><text:tab/><text:tab/>)</text:p>
      <text:p text:style-name="Standard"><text:tab/>),</text:p>
      <text:p text:style-name="Standard"><text:tab/>'linktext',</text:p>
      <text:p text:style-name="Standard"><text:tab/>array(</text:p>
      <text:p text:style-name="Standard"><text:tab/><text:tab/>'class'=&gt;'foo-bar'</text:p>
      <text:p text:style-name="Standard"><text:tab/>)</text:p>
      <text:p text:style-name="Standard">); </text:p>
      <text:p text:style-name="Standard">?&gt;</text:p>
      <text:p text:style-name="Standard"/>
      <text:p text:style-name="Standard">&lt;?php echo HTML::anchor(</text:p>
      <text:p text:style-name="Standard"><text:tab/>Route::url($_route,array('controller'=&gt;'Foo','action'=&gt;'bar')),</text:p>
      <text:p text:style-name="Standard"><text:tab/>'linktext',</text:p>
      <text:p text:style-name="Standard"><text:tab/>array('class'=&gt;'foo-bar')</text:p>
      <text:p text:style-name="Standard">); 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7:19:53.06</meta:creation-date>
    <dc:date>2012-12-20T17:41:21.58</dc:date>
    <meta:editing-duration>PT6M18S</meta:editing-duration>
    <meta:editing-cycles>1</meta:editing-cycles>
    <meta:document-statistic meta:table-count="0" meta:image-count="0" meta:object-count="0" meta:page-count="2" meta:paragraph-count="68" meta:word-count="135" meta:character-count="946" meta:non-whitespace-character-count="798"/>
    <meta:generator>LibreOffice/3.5$Windows_x86 LibreOffice_project/281b639-6baa1d3-ef66a77-d866f25-f36d45f</meta:generator>
  </office:meta>
</office:document-meta>
</file>